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39in" fo:margin-bottom="0in" loext:contextual-spacing="false" fo:line-height="125%" fo:orphans="2" fo:widows="2" fo:break-before="auto" fo:break-after="auto"/>
      <style:text-properties fo:color="#336633" fo:font-size="14pt" style:font-size-asian="14pt" style:font-size-complex="14pt"/>
    </style:style>
    <style:style style:name="P6" style:family="paragraph" style:parent-style-name="Standard" style:list-style-name="WWNum1">
      <style:paragraph-properties fo:margin-left="0.5in" fo:margin-right="0in" fo:margin-top="0in" fo:margin-bottom="0in" loext:contextual-spacing="false" fo:text-indent="-0.25in" style:auto-text-indent="false"/>
    </style:style>
    <style:style style:name="P7" style:family="paragraph" style:parent-style-name="Standard" style:list-style-name="WWNum7">
      <style:paragraph-properties fo:margin-left="0.5in" fo:margin-right="0in" fo:margin-top="0in" fo:margin-bottom="0in" loext:contextual-spacing="false" fo:line-height="100%" fo:text-align="start" style:justify-single-word="false" fo:text-indent="-0.25in" style:auto-text-indent="false"/>
    </style:style>
    <style:style style:name="P8" style:family="paragraph" style:parent-style-name="Standard" style:list-style-name="WWNum5">
      <style:paragraph-properties fo:margin-left="0.5in" fo:margin-right="0in" fo:margin-top="0in" fo:margin-bottom="0in" loext:contextual-spacing="false" fo:line-height="100%" fo:text-align="start" style:justify-single-word="false" fo:text-indent="-0.25in" style:auto-text-indent="false"/>
    </style:style>
    <style:style style:name="P9" style:family="paragraph" style:parent-style-name="Standard" style:list-style-name="WWNum3">
      <style:paragraph-properties fo:margin-left="0.5in" fo:margin-right="0in" fo:margin-top="0in" fo:margin-bottom="0in" loext:contextual-spacing="false" fo:line-height="100%" fo:text-align="start" style:justify-single-word="false" fo:text-indent="-0.25in" style:auto-text-indent="false"/>
    </style:style>
    <style:style style:name="P10" style:family="paragraph" style:parent-style-name="Standard" style:list-style-name="WWNum2">
      <style:paragraph-properties fo:margin-left="0.5in" fo:margin-right="0in" fo:margin-top="0in" fo:margin-bottom="0in" loext:contextual-spacing="false" fo:line-height="100%" fo:text-align="start" style:justify-single-word="false" fo:text-indent="-0.25in" style:auto-text-indent="false"/>
    </style:style>
    <style:style style:name="P11" style:family="paragraph" style:parent-style-name="Standard" style:list-style-name="WWNum6">
      <style:paragraph-properties fo:margin-left="0.5in" fo:margin-right="0in" fo:margin-top="0in" fo:margin-bottom="0in" loext:contextual-spacing="false" fo:line-height="100%" fo:text-align="start" style:justify-single-word="false" fo:text-indent="-0.25in" style:auto-text-indent="false"/>
    </style:style>
    <style:style style:name="P1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4"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15"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16" style:family="paragraph" style:parent-style-name="Standard">
      <style:paragraph-properties fo:break-before="auto" fo:break-after="auto"/>
    </style:style>
    <style:style style:name="P17" style:family="paragraph" style:parent-style-name="Heading_20_1" style:list-style-name="WWNum4"/>
    <style:style style:name="P18" style:family="paragraph" style:parent-style-name="Heading_20_1" style:list-style-name="WWNum4">
      <style:paragraph-properties fo:margin-top="0.0398in" fo:margin-bottom="0in" loext:contextual-spacing="false"/>
    </style:style>
    <style:style style:name="P19" style:family="paragraph" style:parent-style-name="Heading_20_1" style:list-style-name="WWNum4">
      <style:paragraph-properties fo:margin-top="0in" fo:margin-bottom="0in" loext:contextual-spacing="false"/>
    </style:style>
    <style:style style:name="P20" style:family="paragraph" style:parent-style-name="Heading_20_1" style:list-style-name="WWNum4">
      <style:paragraph-properties fo:margin-top="0in" fo:margin-bottom="0.0429in" loext:contextual-spacing="false"/>
    </style:style>
    <style:style style:name="P21"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font-variant="small-caps" fo:color="#336633" fo:font-size="16pt" style:font-size-asian="16pt" style:font-size-complex="16pt"/>
    </style:style>
    <style:style style:name="T7" style:family="text">
      <style:text-properties fo:font-variant="small-caps" fo:color="#999966" style:font-name="Tahoma" fo:font-size="9pt" style:font-name-asian="Tahoma1" style:font-size-asian="9pt" style:font-name-complex="Tahoma1" style:font-size-complex="9pt"/>
    </style:style>
    <style:style style:name="T8" style:family="text">
      <style:text-properties style:text-underline-style="none"/>
    </style:style>
    <style:style style:name="T9" style:family="text">
      <style:text-properties style:font-name="Arial" fo:font-size="11pt" style:font-name-asian="Arial1" style:font-size-asian="11pt" style:font-name-complex="Arial1" style:font-size-complex="11pt"/>
    </style:style>
    <style:style style:name="T10"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bookmark text:name="_aczyuw2yex2w"/><text:span text:style-name="T1">Desarrollo de interfaces</text:span><text:span text:style-name="T2"><text:line-break/></text:span><text:span text:style-name="T3">UD 06. Guía didáctica</text:span></text:p>
      <text:p text:style-name="P1"><draw:frame draw:style-name="fr1" draw:name="image3.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4"><text:span text:style-name="T5">Autor: Sergi García</text:span><draw:frame draw:style-name="fr3" draw:name="image1.png" text:anchor-type="char" svg:x="3.3646in" svg:y="0.5209in" svg:width="1.0091in" svg:height="0.3535in" draw:z-index="0"><draw:image xlink:href="Pictures/100002010000007600000029ABF5F7A91F7A9EF9.png" xlink:type="simple" xlink:show="embed" xlink:actuate="onLoad" loext:mime-type="image/png"/></draw:frame></text:p>
      <text:p text:style-name="P4"><text:span text:style-name="T5">Actualizado Septiembre 2025</text:span></text:p>
      <text:p text:style-name="P5"/>
      <text:p text:style-name="P4"><text:span text:style-name="T6">Unidad 06. Arquitectura de la Información, Wireframes y Prototipado</text:span></text:p>
      <text:list xml:id="list2780993991" text:style-name="WWNum4">
        <text:list-item>
          <text:p text:style-name="P18"><text:bookmark text:name="_35ynxtfrmuvw"/>Conocimientos previos</text:p>
        </text:list-item>
      </text:list>
      <text:list xml:id="list1745726207" text:style-name="WWNum1">
        <text:list-item>
          <text:p text:style-name="P6">Conocimientos avanzados de programación.</text:p>
        </text:list-item>
      </text:list>
      <text:list xml:id="list73856249115596" text:continue-list="list2780993991" text:style-name="WWNum4">
        <text:list-item>
          <text:p text:style-name="P19"><text:bookmark text:name="_1w7nzw2o20ar"/><text:s/>Objetivos</text:p>
        </text:list-item>
      </text:list>
      <text:list xml:id="list1972050080" text:style-name="WWNum7">
        <text:list-item>
          <text:p text:style-name="P7">Comprender el concepto de Arquitectura de la Información y su importancia en la organización y presentación de contenidos en interfaces digitales.</text:p>
        </text:list-item>
        <text:list-item>
          <text:p text:style-name="P7">Diseñar mapas de navegación y flujos de usuarios que faciliten la interacción eficiente y coherente con la interfaz.</text:p>
        </text:list-item>
      </text:list>
      <text:list xml:id="list3125618541" text:style-name="WWNum5">
        <text:list-item>
          <text:p text:style-name="P8">Definir el concepto de wireframe y comprender su papel en la planificación visual de interfaces.</text:p>
        </text:list-item>
      </text:list>
      <text:list xml:id="list2930079255" text:style-name="WWNum3">
        <text:list-item>
          <text:p text:style-name="P9">Transformar wireframes en prototipos funcionales que permitan probar y validar la interacción con el usuario.</text:p>
        </text:list-item>
      </text:list>
      <text:list xml:id="list3406405721" text:style-name="WWNum2">
        <text:list-item>
          <text:p text:style-name="P10">Aplicar buenas prácticas en el prototipado para asegurar que los diseños sean comprensibles, interactivos y evaluables por los usuarios.</text:p>
        </text:list-item>
      </text:list>
      <text:list xml:id="list73855259359790" text:continue-list="list73856249115596" text:style-name="WWNum4">
        <text:list-item>
          <text:p text:style-name="P19"><text:bookmark text:name="_u76wnfr4jev9"/>Contenidos</text:p>
        </text:list-item>
      </text:list>
      <text:list xml:id="list3162538061" text:style-name="WWNum6">
        <text:list-item>
          <text:p text:style-name="P11">Arquitectura de la Información (AI)</text:p>
        </text:list-item>
        <text:list-item>
          <text:p text:style-name="P11">Mapas de navegación y flujos de usuarios</text:p>
        </text:list-item>
        <text:list-item>
          <text:p text:style-name="P11">Wireframes</text:p>
        </text:list-item>
        <text:list-item>
          <text:p text:style-name="P11">Del Wireframe al prototipo</text:p>
        </text:list-item>
        <text:list-item>
          <text:p text:style-name="P11">Buenas prácticas de prototipado</text:p>
        </text:list-item>
      </text:list>
      <text:list xml:id="list73855341922114" text:continue-list="list73855259359790" text:style-name="WWNum4">
        <text:list-item>
          <text:p text:style-name="P20"><text:bookmark text:name="_a1okclatiswm"/>Actividades</text:p>
        </text:list-item>
      </text:list>
      <text:p text:style-name="Standard">Esta unidad no se estudia de forma aislada, sino integrada en un bloque junto con las seis primeras unidades del módulo. Al finalizar la sexta unidad, se propondrán actividades de carácter no evaluable que engloban los contenidos trabajados en todo el bloque. La realización de dichas actividades será fundamental para afianzar los conocimientos, ya que los aprendizajes adquiridos en estas unidades constituirán la base necesaria para resolver correctamente las actividades evaluables posteriores.</text:p>
      <text:list xml:id="list73855019705354" text:continue-numbering="true" text:style-name="WWNum4">
        <text:list-item>
          <text:p text:style-name="P17"><text:bookmark text:name="_7kljffjw728v"/>Recomendaciones</text:p>
        </text:list-item>
      </text:list>
      <text:p text:style-name="Standard">Si se acude a las TC (Tutorías Colectivas), las cuales no son obligatorias, es imprescindible haber estudiado el tema previamente en cas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Arial" fo:font-family="Arial" style:font-family-generic="roman" style:font-pitch="variable" fo:font-size="11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Informáticos<text:tab/><text:tab/>Unidad 06. Guía didáctica</text:span></text:p>
      </style:header>
      <style:footer>
        <text:p text:style-name="MP4"><text:span text:style-name="MT1">CFGS DAM/DAW<text:tab/><text:tab/>Unidad 06 - Página </text:span><text:page-number text:select-page="current">0</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1" meta:paragraph-count="25" meta:word-count="264" meta:character-count="1750" meta:non-whitespace-character-count="1523"/>
    <meta:generator>LibreOfficeDev/6.0.5.2$Linux_X86_64 LibreOffice_project/</meta:generator>
  </office:meta>
</office:document-meta>
</file>